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HRElementImpl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HRElementImpl.getNoSha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HRElementImpl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HRElementImpl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HRElementImpl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HRElementImpl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HRElementImpl.setNoShade( boolean noSha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HRElementImpl.HTMLHR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HR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